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dfe" officeooo:paragraph-rsid="00107dfe"/>
    </style:style>
    <style:style style:name="P2" style:family="paragraph" style:parent-style-name="Standard">
      <style:text-properties officeooo:rsid="0011cd13" officeooo:paragraph-rsid="0011cd13"/>
    </style:style>
    <style:style style:name="P3" style:family="paragraph" style:parent-style-name="Standard">
      <style:text-properties officeooo:rsid="00127638" officeooo:paragraph-rsid="00127638"/>
    </style:style>
    <style:style style:name="P4" style:family="paragraph" style:parent-style-name="Standard">
      <style:text-properties officeooo:rsid="0014050c" officeooo:paragraph-rsid="0014050c"/>
    </style:style>
    <style:style style:name="P5" style:family="paragraph" style:parent-style-name="Standard">
      <style:text-properties officeooo:paragraph-rsid="001469c2"/>
    </style:style>
    <style:style style:name="P6" style:family="paragraph" style:parent-style-name="Standard">
      <style:text-properties officeooo:rsid="0015f963" officeooo:paragraph-rsid="0015f963"/>
    </style:style>
    <style:style style:name="P7" style:family="paragraph" style:parent-style-name="Standard">
      <style:text-properties officeooo:rsid="00107dfe" officeooo:paragraph-rsid="00107dfe"/>
    </style:style>
    <style:style style:name="P8" style:family="paragraph" style:parent-style-name="Standard">
      <style:text-properties officeooo:rsid="00107dfe" officeooo:paragraph-rsid="001469c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11cd13"/>
    </style:style>
    <style:style style:name="T3" style:family="text">
      <style:text-properties officeooo:rsid="00127638"/>
    </style:style>
    <style:style style:name="T4" style:family="text">
      <style:text-properties officeooo:rsid="001469c2"/>
    </style:style>
    <style:style style:name="T5" style:family="text">
      <style:text-properties officeooo:rsid="0017871f"/>
    </style:style>
    <style:style style:name="T6" style:family="text">
      <style:text-properties officeooo:rsid="00179db9"/>
    </style:style>
    <style:style style:name="T7" style:family="text">
      <style:text-properties officeooo:rsid="00188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Makefile e<text:span text:style-name="T1">st un</text:span> fichier constitué de plusieurs règles de la forme :</text:p>
      <text:p text:style-name="P1"><text:span text:style-name="T1">cible </text:span>: dépendances</text:p>
      <text:p text:style-name="P1"><text:tab/>commandes</text:p>
      <text:p text:style-name="P1"/>
      <text:p text:style-name="P1">Cibles :</text:p>
      <text:p text:style-name="P1"><text:tab/>all : regroupe dans ces dépendances l’executable à produire.</text:p>
      <text:p text:style-name="P1"><text:tab/><text:span text:style-name="T7">c</text:span>lean : permet de supprimer tous les fichiers intermédiaires.</text:p>
      <text:p text:style-name="P1"><text:tab/>.<text:span text:style-name="T2">PHONY : permet de reconstruire les dépendances de la cible (dépendante de .PHONY), <text:tab/><text:tab/>dans le cas où des fichiers porteraient le même nom.</text:span></text:p>
      <text:p text:style-name="P1"/>
      <text:p text:style-name="P1">Variables :</text:p>
      <text:p text:style-name="P1"><text:tab/>CFLAGS : regroupe les options de compilation.</text:p>
      <text:p text:style-name="P1"><text:tab/><text:tab/>-Wall -Wextra : <text:span text:style-name="T4">warnings de compilation</text:span></text:p>
      <text:p text:style-name="P8"><text:tab/><text:tab/>-g : Génère les informations de débogage.</text:p>
      <text:p text:style-name="P5"><text:tab/><text:tab/>-<text:span text:style-name="T4">MMD : permet la génération des fichiers .d pour les dépendances.</text:span></text:p>
      <text:p text:style-name="P5"/>
      <text:p text:style-name="P8"><text:tab/>LIB : regroupe les options de l’édition de liens.</text:p>
      <text:p text:style-name="P5"><text:tab/><text:tab/>-lm : b<text:span text:style-name="T5">ibliothèque maths</text:span></text:p>
      <text:p text:style-name="P1"/>
      <text:p text:style-name="P2"><text:tab/>SRC : contient la liste des fichiers sources du projet. <text:span text:style-name="T3">La commande wildcard permet <text:tab/><text:tab/><text:tab/>l’utilisation du joker * dans la définition d’une variable.</text:span></text:p>
      <text:p text:style-name="P2"/>
      <text:p text:style-name="P2"><text:tab/>OBJ : contient la liste des fichiers objets. OBJ est rempli à partir de SRC.</text:p>
      <text:p text:style-name="P3"><text:tab/><text:tab/>$(patsubst pattern, replacement, text) : Trouve les mots dans text qui correspondent <text:tab/><text:tab/>au pattern et les remplace par replacement.</text:p>
      <text:p text:style-name="P1"/>
      <text:p text:style-name="P4"><text:tab/>DEP : fichiers .d contenant les dépendances associées à un fichier .o du même nom.</text:p>
      <text:p text:style-name="P1"/>
      <text:p text:style-name="P6">Variables internes :</text:p>
      <text:p text:style-name="P1"><text:tab/>$@ : Le nom de la cible.</text:p>
      <text:p text:style-name="P1"><text:tab/>$&lt; : Le nom de la première dépendance.</text:p>
      <text:p text:style-name="P1"><text:tab/>$^ : La liste des dépendances.</text:p>
      <text:p text:style-name="P1"><text:tab/><text:span text:style-name="T6">@ : permet de ne pas afficher la commande dans la console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Verdana" svg:font-family="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8T12:23:12.617000000</meta:creation-date>
    <dc:date>2020-02-28T14:26:57.664000000</dc:date>
    <meta:editing-duration>PT1H18M20S</meta:editing-duration>
    <meta:editing-cycles>7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3" meta:word-count="214" meta:character-count="1266" meta:non-whitespace-character-count="1045"/>
  </office:meta>
</office:document-meta>
</file>